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Courier"/>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8.055cm" fo:margin-left="0cm" table:align="left"/>
    </style:style>
    <style:style style:name="Table1.A" style:family="table-column">
      <style:table-column-properties style:column-width="7.181cm"/>
    </style:style>
    <style:style style:name="Table1.B" style:family="table-column">
      <style:table-column-properties style:column-width="10.874cm"/>
    </style:style>
    <style:style style:name="Table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Table1.B1" style:family="table-cell">
      <style:table-cell-properties style:vertical-align="middle" style:border-line-width="0.002cm 0.035cm 0.002cm" fo:padding="0.049cm" fo:border="0.05pt double #808080"/>
    </style:style>
    <style:style style:name="Table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Table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Table_20_Contents">
      <style:paragraph-properties fo:margin-top="0cm" fo:margin-bottom="0.499cm"/>
    </style:style>
    <style:style style:name="P2" style:family="paragraph" style:parent-style-name="Preformatted_20_Text">
      <style:paragraph-properties fo:margin-top="0cm" fo:margin-bottom="0.499cm" fo:background-color="#f9f9f9" fo:padding="0.049cm" fo:border="0.06pt solid #dddddd">
        <style:background-image/>
      </style:paragraph-properties>
      <style:text-properties fo:color="#000000" style:font-name="monospace"/>
    </style:style>
    <style:style style:name="P3" style:family="paragraph" style:parent-style-name="Standard">
      <style:paragraph-properties fo:margin-top="0cm" fo:margin-bottom="0.499cm"/>
    </style:style>
    <style:style style:name="P4" style:family="paragraph" style:parent-style-name="Table_20_Contents">
      <style:paragraph-properties fo:margin-left="0cm" fo:margin-right="0cm" fo:margin-top="0cm" fo:margin-bottom="0.499cm" fo:text-indent="0cm" style:auto-text-indent="false"/>
    </style:style>
    <style:style style:name="P5" style:family="paragraph" style:parent-style-name="Preformatted_20_Text">
      <style:paragraph-properties fo:background-color="#f9f9f9" fo:padding="0.049cm" fo:border="0.06pt solid #dddddd">
        <style:background-image/>
      </style:paragraph-properties>
    </style:style>
    <style:style style:name="P6" style:family="paragraph" style:parent-style-name="Preformatted_20_Text">
      <style:paragraph-properties fo:background-color="#f9f9f9" fo:padding="0.049cm" fo:border="0.06pt solid #dddddd">
        <style:background-image/>
      </style:paragraph-properties>
      <style:text-properties fo:color="#000000"/>
    </style:style>
    <style:style style:name="P7" style:family="paragraph" style:parent-style-name="Preformatted_20_Text">
      <style:paragraph-properties fo:background-color="#f9f9f9" fo:padding="0.049cm" fo:border="0.06pt solid #dddddd">
        <style:background-image/>
      </style:paragraph-properties>
      <style:text-properties fo:color="#000000" style:font-name="monospac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text-properties fo:font-weight="normal" style:font-weight-asian="normal" style:font-weight-complex="normal"/>
    </style:style>
    <style:style style:name="P10" style:family="paragraph" style:parent-style-name="Table_20_Contents">
      <style:text-properties fo:font-style="normal" style:font-style-asian="normal" style:font-style-complex="normal"/>
    </style:style>
    <style:style style:name="P11" style:family="paragraph" style:parent-style-name="Table_20_Contents" style:list-style-name="L1">
      <style:paragraph-properties fo:margin-left="0cm" fo:margin-right="0cm" fo:margin-top="0cm" fo:margin-bottom="0cm" fo:text-indent="0cm" style:auto-text-indent="false" fo:padding="0cm" fo:border="none"/>
    </style:style>
    <style:style style:name="P12" style:family="paragraph" style:parent-style-name="Table_20_Contents" style:list-style-name="L2">
      <style:paragraph-properties fo:margin-left="0cm" fo:margin-right="0cm" fo:margin-top="0cm" fo:margin-bottom="0cm" fo:text-indent="0cm" style:auto-text-indent="false" fo:padding="0cm" fo:border="none"/>
    </style:style>
    <style:style style:name="P13" style:family="paragraph" style:parent-style-name="Table_20_Contents" style:list-style-name="L3">
      <style:paragraph-properties fo:margin-left="0cm" fo:margin-right="0cm" fo:margin-top="0cm" fo:margin-bottom="0cm" fo:text-indent="0cm" style:auto-text-indent="false" fo:padding="0cm" fo:border="none"/>
    </style:style>
    <style:style style:name="P14" style:family="paragraph" style:parent-style-name="Table_20_Contents" style:list-style-name="L4">
      <style:paragraph-properties fo:margin-left="0cm" fo:margin-right="0cm" fo:margin-top="0cm" fo:margin-bottom="0cm" fo:text-indent="0cm" style:auto-text-indent="false" fo:padding="0cm" fo:border="none"/>
    </style:style>
    <style:style style:name="P15" style:family="paragraph" style:parent-style-name="Table_20_Contents" style:list-style-name="L5">
      <style:paragraph-properties fo:margin-left="0cm" fo:margin-right="0cm" fo:margin-top="0cm" fo:margin-bottom="0cm" fo:text-indent="0cm" style:auto-text-indent="false" fo:padding="0cm" fo:border="none"/>
    </style:style>
    <style:style style:name="P16" style:family="paragraph" style:parent-style-name="Table_20_Contents" style:list-style-name="L6">
      <style:paragraph-properties fo:margin-left="0cm" fo:margin-right="0cm" fo:margin-top="0cm" fo:margin-bottom="0cm" fo:text-indent="0cm" style:auto-text-indent="false" fo:padding="0cm" fo:border="none"/>
    </style:style>
    <style:style style:name="P17" style:family="paragraph" style:parent-style-name="Table_20_Contents" style:list-style-name="L7">
      <style:paragraph-properties fo:margin-left="0cm" fo:margin-right="0cm" fo:margin-top="0cm" fo:margin-bottom="0cm" fo:text-indent="0cm" style:auto-text-indent="false" fo:padding="0cm" fo:border="none"/>
    </style:style>
    <style:style style:name="P18" style:family="paragraph" style:parent-style-name="Table_20_Contents" style:list-style-name="L1">
      <style:paragraph-properties fo:margin-top="0cm" fo:margin-bottom="0cm" fo:padding="0cm" fo:border="none"/>
    </style:style>
    <style:style style:name="P19" style:family="paragraph" style:parent-style-name="Table_20_Contents" style:list-style-name="L2">
      <style:paragraph-properties fo:margin-top="0cm" fo:margin-bottom="0cm" fo:padding="0cm" fo:border="none"/>
    </style:style>
    <style:style style:name="P20" style:family="paragraph" style:parent-style-name="Table_20_Contents" style:list-style-name="L4">
      <style:paragraph-properties fo:margin-top="0cm" fo:margin-bottom="0cm" fo:padding="0cm" fo:border="non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style:font-name="monospace"/>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Heading">Visual Cue</text:p>
          </table:table-cell>
          <table:table-cell table:style-name="Table1.B1" office:value-type="string">
            <text:p text:style-name="Table_20_Heading">Narration</text:p>
          </table:table-cell>
        </table:table-row>
        <table:table-row>
          <table:table-cell table:style-name="Table1.A2" office:value-type="string">
            <text:p text:style-name="P1">Show Slide 1</text:p>
            <text:p text:style-name="P4">Title Slide</text:p>
          </table:table-cell>
          <table:table-cell table:style-name="Table1.B2" office:value-type="string">
            <text:p text:style-name="Table_20_Contents">Hello friends and welcome to the tutorial on <text:span text:style-name="T4">“Getting Started with For Loop”</text:span></text:p>
          </table:table-cell>
        </table:table-row>
        <table:table-row>
          <table:table-cell table:style-name="Table1.A2" office:value-type="string">
            <text:p text:style-name="P1">Show Slide 2</text:p>
            <text:p text:style-name="P4">Objectives</text:p>
          </table:table-cell>
          <table:table-cell table:style-name="Table1.B2" office:value-type="string">
            <text:p text:style-name="P1">At the end of this tutorial, you will be able to,</text:p>
            <text:list xml:id="list21265842771" text:style-name="L1">
              <text:list-item>
                <text:p text:style-name="P11">Understand indentation in <text:span text:style-name="T4">Python</text:span></text:p>
              </text:list-item>
              <text:list-item>
                <text:p text:style-name="P18">Use the for <text:span text:style-name="T4">loop</text:span>.</text:p>
              </text:list-item>
              <text:list-item>
                <text:p text:style-name="P18">Use <text:span text:style-name="T4">range()</text:span> <text:span text:style-name="T4">function</text:span>.</text:p>
              </text:list-item>
              <text:list-item>
                <text:p text:style-name="P18">Write blocks in <text:span text:style-name="T4">Python</text:span> <text:span text:style-name="T4">shell</text:span></text:p>
              </text:list-item>
              <text:list-item>
                <text:p text:style-name="P18">Write blocks in <text:span text:style-name="T4">IPython</text:span> <text:span text:style-name="T4">interpreter</text:span></text:p>
              </text:list-item>
            </text:list>
            <text:p text:style-name="P4"/>
          </table:table-cell>
        </table:table-row>
        <table:table-row>
          <table:table-cell table:style-name="Table1.A2" office:value-type="string">
            <text:p text:style-name="P1">Show Slide 3</text:p>
            <text:p text:style-name="P4">White-space</text:p>
          </table:table-cell>
          <table:table-cell table:style-name="Table1.B2" office:value-type="string">
            <text:p text:style-name="P4">In <text:span text:style-name="T4">Python</text:span> whitespace is significant, and the blocks are visually separated. The convention is to indent the code using four spaces.</text:p>
            <text:p text:style-name="P4">As you can see in the slide, <text:span text:style-name="T4">"Block B"</text:span> is an <text:span text:style-name="T4">inner block</text:span>, indented by 4 spaces. After <text:span text:style-name="T4">"Block B"</text:span> the next statement in <text:span text:style-name="T4">"Block A" </text:span>starts from the same indentation level of other <text:span text:style-name="T4">"Block A" </text:span>Statements.</text:p>
          </table:table-cell>
        </table:table-row>
        <table:table-row>
          <table:table-cell table:style-name="Table1.A2" office:value-type="string">
            <text:p text:style-name="P1">Show Slide 4</text:p>
            <text:p text:style-name="P4">Excercise 1</text:p>
          </table:table-cell>
          <table:table-cell table:style-name="Table1.B2" office:value-type="string">
            <text:p text:style-name="Table_20_Contents">Now, let us move straight into <text:span text:style-name="T4">for</text:span> <text:span text:style-name="T4">loop</text:span>. Write a <text:span text:style-name="T4">for loop</text:span> which iterates through a list of numbers and find the square root of each number. Numbers are 1369, 7225, 3364, 7056, 5625, 729, 7056, 576, 2916</text:p>
          </table:table-cell>
        </table:table-row>
        <table:table-row>
          <table:table-cell table:style-name="Table1.A2" office:value-type="string">
            <text:p text:style-name="P1">Open text editor</text:p>
            <text:p text:style-name="P4">numbers = [1369, 7225, 3364, 7056, 5625, 729, 7056, 576, 2916]</text:p>
            <text:p text:style-name="P4">for each in numbers:</text:p>
            <text:p text:style-name="P4"><text:s text:c="8"/>print “Suare root of”, each, “is ”, sqrt(each) </text:p>
          </table:table-cell>
          <table:table-cell table:style-name="Table1.B2" office:value-type="string">
            <text:p text:style-name="Table_20_Contents">For the problem, first we need to create a list of numbers and then iterate over the list and find the square root of each element in it. </text:p>
            <text:p text:style-name="Table_20_Contents">Let us create a script, rather than typing it out in the <text:span text:style-name="T4">interpreter</text:span> itself. </text:p>
            <text:p text:style-name="Table_20_Contents">Open your <text:span text:style-name="T4">text editor</text:span> and type <text:span text:style-name="T4">numbers </text:span><text:span text:style-name="T1">is equal to within round brackets</text:span><text:span text:style-name="T5"> 1369 </text:span><text:span text:style-name="T1">coma</text:span><text:span text:style-name="T5"> 7225 </text:span><text:span text:style-name="T1">coma</text:span><text:span text:style-name="T5"> 3364, 7056, 5625, 729, 7056, 576, 2916.</text:span></text:p>
            <text:p text:style-name="Table_20_Contents"><text:span text:style-name="T5">We have the list of numbers. Now, to iterate over it we say </text:span><text:span text:style-name="T4">for</text:span><text:span text:style-name="T5"> </text:span><text:span text:style-name="T4">each</text:span><text:span text:style-name="T5"> in </text:span><text:span text:style-name="T4">numbers</text:span><text:span text:style-name="T5"> </text:span><text:span text:style-name="T1">colon</text:span><text:span text:style-name="T5"> </text:span><text:span text:style-name="T4">print</text:span><text:span text:style-name="T5"> </text:span><text:span text:style-name="T1">opening double quotes</text:span><text:span text:style-name="T5"> Square root of </text:span><text:span text:style-name="T1">closing double quotes</text:span><text:span text:style-name="T5"> </text:span><text:span text:style-name="T1">coma</text:span><text:span text:style-name="T5"> </text:span><text:span text:style-name="T4">each</text:span><text:span text:style-name="T5"> </text:span><text:span text:style-name="T1">coma</text:span><text:span text:style-name="T5"> in </text:span><text:span text:style-name="T1">double quotes</text:span><text:span text:style-name="T5"> </text:span><text:span text:style-name="T4">is</text:span><text:span text:style-name="T5"> </text:span><text:span text:style-name="T1">coma</text:span><text:span text:style-name="T5"> </text:span><text:span text:style-name="T4">sqrt</text:span><text:span text:style-name="T5"> </text:span><text:span text:style-name="T1">within</text:span><text:span text:style-name="T5"> </text:span><text:span text:style-name="T1">round brackets</text:span><text:span text:style-name="T5"> </text:span><text:span text:style-name="T4">each. </text:span><text:span text:style-name="T5">Save the script as</text:span><text:span text:style-name="T4"> list_roots.py. </text:span></text:p>
            <text:p text:style-name="P8"/>
          </table:table-cell>
        </table:table-row>
        <table:table-row>
          <table:table-cell table:style-name="Table1.A2" office:value-type="string">
            <text:p text:style-name="P1">%run -i list_roots.py</text:p>
          </table:table-cell>
          <table:table-cell table:style-name="Table1.B2" office:value-type="string">
            <text:p text:style-name="Table_20_Contents"><text:span text:style-name="T5">We will run the script from the </text:span><text:span text:style-name="T4">IPython interpreter. </text:span><text:span text:style-name="T5">So, switch</text:span> to your terminal start the <text:span text:style-name="T4">ipython interpreter</text:span> and run the script as, <text:span text:style-name="T2">percentage </text:span><text:span text:style-name="T7">run minus i list_roots.py </text:span><text:span text:style-name="T8">and we get the square roots of the numbers.</text:span></text:p>
          </table:table-cell>
        </table:table-row>
        <table:table-row>
          <table:table-cell table:style-name="Table1.A2" office:value-type="string">
            <text:p text:style-name="Table_20_Contents">Switch to text editor</text:p>
          </table:table-cell>
          <table:table-cell table:style-name="Table1.B2" office:value-type="string">
            <text:p text:style-name="Table_20_Contents">So that was easy! All what we did was iterate over the list element by element and then use the element for calculation. Note that here we used two variables, the variable <text:span text:style-name="T4">numbers</text:span>, which is a list, and the other variable <text:span text:style-name="T4">each</text:span>, which is the element of list under consideration in each cycle of the <text:span text:style-name="T4">for </text:span><text:soft-page-break/><text:span text:style-name="T4">loop</text:span>. The variable names can be chosen by you.</text:p>
            <text:p text:style-name="Table_20_Contents">Note that the lines after for statement, is indented using four spaces.</text:p>
            <text:p text:style-name="Table_20_Contents">It means that line is a part of the <text:span text:style-name="T4">for loop</text:span> and it is a block of code, although it is only a single statement in the block.</text:p>
            <text:p text:style-name="Table_20_Contents">Also, the fourth line or the immediate line after the for block is not <text:span text:style-name="T4">indented</text:span>.</text:p>
            <text:p text:style-name="Table_20_Contents">It means that it is not a part of the for loop and the lines after that don't fall in the scope of the for loop.</text:p>
            <text:p text:style-name="Table_20_Contents">Thus each block is separated by the <text:span text:style-name="T4">indentation</text:span> level and that marks the importance of white-spaces in <text:span text:style-name="T4">Python</text:span>.</text:p>
          </table:table-cell>
        </table:table-row>
        <table:table-row>
          <table:table-cell table:style-name="Table1.A2" office:value-type="string">
            <text:p text:style-name="P1">Show Slide 5</text:p>
            <text:p text:style-name="P4">Assignment 2</text:p>
          </table:table-cell>
          <table:table-cell table:style-name="Table1.B2" office:value-type="string">
            <text:p text:style-name="Table_20_Contents">Print the square root of numbers in the list. And this time let us do it right in the <text:span text:style-name="T4">IPython</text:span> <text:span text:style-name="T4">interpreter</text:span>.</text:p>
          </table:table-cell>
        </table:table-row>
        <table:table-row>
          <table:table-cell table:style-name="Table1.A2" office:value-type="string">
            <text:p text:style-name="P1">Switch to the IPython interpreter</text:p>
            <text:p text:style-name="P7">numbers = [1369, 7225, 3364, 7056, 5625, 729, 7056, 576, 2916]</text:p>
            <text:p text:style-name="P2">for each in numbers:</text:p>
            <text:p text:style-name="P1">print "Square root of", each,</text:p>
            <text:p text:style-name="P2">print "is", sqrt(each)</text:p>
            <text:p text:style-name="P4">Hit enter twice</text:p>
          </table:table-cell>
          <table:table-cell table:style-name="Table1.B2" office:value-type="string">
            <text:p text:style-name="Table_20_Contents">Switch to your <text:span text:style-name="T4">terminal </text:span><text:span text:style-name="T5">and type </text:span><text:span text:style-name="T4">numbers </text:span><text:span text:style-name="T1">is equal to within round brackets</text:span><text:span text:style-name="T5"> 1369 </text:span><text:span text:style-name="T1">coma</text:span><text:span text:style-name="T5"> 7225 </text:span><text:span text:style-name="T1">coma</text:span><text:span text:style-name="T5"> 3364, 7056, 5625, 729, 7056, 576, 2916.</text:span></text:p>
            <text:p text:style-name="P9">We have the list of numbers.</text:p>
            <text:p text:style-name="Table_20_Contents"><text:span text:style-name="T5">Write the same </text:span><text:span text:style-name="T4">for loop </text:span><text:span text:style-name="T5">we wrote in the script.</text:span></text:p>
            <text:p text:style-name="Table_20_Contents">Notice that, as soon as you press the enter key after for statement, the prompt changes to four dots and the cursor is not right after the four dots but there are four spaces from the dots. Please note that <text:span text:style-name="T4">IPython </text:span><text:span text:style-name="T5">automatically indents the block. The four dots tell you that you are inside the block.</text:span></text:p>
            <text:p text:style-name="Table_20_Contents"><text:span text:style-name="T5">Now type the rest of the </text:span><text:span text:style-name="T4">for loop</text:span><text:span text:style-name="T5">.</text:span></text:p>
            <text:p text:style-name="P9">Now we have finished the statements in the block, and still the interpreter is showing four dots, this means that you are still inside the block. To exit from the block press the return key or the enter key twice without entering anything else.</text:p>
            <text:p text:style-name="P9">We get the expected ouput.</text:p>
          </table:table-cell>
        </table:table-row>
        <table:table-row>
          <table:table-cell table:style-name="Table1.A2" office:value-type="string">
            <text:p text:style-name="P1">Show slide 6 </text:p>
            <text:p text:style-name="P1">Exercise 3</text:p>
          </table:table-cell>
          <table:table-cell table:style-name="Table1.B2" office:value-type="string">
            <text:p text:style-name="Table_20_Contents">We will now perform an exercise to find cubes of numbers from 1 to 10 in the <text:span text:style-name="T4">Python shell</text:span><text:span text:style-name="T5">.</text:span> </text:p>
          </table:table-cell>
        </table:table-row>
        <table:table-row>
          <table:table-cell table:style-name="Table1.A2" office:value-type="string">
            <text:p text:style-name="P1">Switch to the terminal</text:p>
            <text:p text:style-name="P7">python</text:p>
            <text:p text:style-name="P5"/>
            <text:p text:style-name="P2">for i in range(1,11):</text:p>
            <text:p text:style-name="P4">Hit enter</text:p>
            <text:p text:style-name="P4">print i, "cube is", i**3</text:p>
            <text:p text:style-name="P4">Hit enter</text:p>
          </table:table-cell>
          <table:table-cell table:style-name="Table1.B2" office:value-type="string">
            <text:p text:style-name="Table_20_Contents">You can start the <text:span text:style-name="T4">shell </text:span>by issuing the command <text:span text:style-name="T4">python</text:span> from your <text:span text:style-name="T4">terminal</text:span>.</text:p>
            <text:p text:style-name="Table_20_Contents">Type the <text:span text:style-name="T4">for </text:span><text:span text:style-name="T5">statement as for i in range</text:span><text:span text:style-name="T4"> </text:span><text:span text:style-name="T1">within round brackets </text:span><text:span text:style-name="T8">one </text:span><text:span text:style-name="T1">coma </text:span><text:span text:style-name="T8">eleven </text:span><text:span text:style-name="T1">colon. </text:span></text:p>
            <text:p text:style-name="Table_20_Contents">Press enter once, and we will see that this time it shows three dots, but the cursor is close to the dots, so we have to indent the block. The <text:span text:style-name="T4">python shell </text:span>does not indent the code automatically. So enter four spaces there and then type the following print <text:span text:style-name="T6">i </text:span><text:span text:style-name="T2">coma in double quotes </text:span><text:span text:style-name="T6">cube is </text:span><text:span text:style-name="T2">coma </text:span><text:span text:style-name="T6">i star star three.</text:span></text:p>
            <text:p text:style-name="P10">Now when we hit enter, we still see the four dots. To get out of the block, hit enter once again.</text:p>
          </table:table-cell>
        </table:table-row>
        <table:table-row>
          <table:table-cell table:style-name="Table1.A2" office:value-type="string">
            <text:p text:style-name="P1">Show Slide 7</text:p>
            <text:p text:style-name="P4"><text:soft-page-break/>range() function</text:p>
          </table:table-cell>
          <table:table-cell table:style-name="Table1.B2" office:value-type="string">
            <text:p text:style-name="Table_20_Contents">Okay! so the main thing we learned here is how to use the <text:span text:style-name="T4">Python shell</text:span> and the <text:span text:style-name="T4">IPython interpreter</text:span> to specify blocks. But while we were writing for loops we used something new, <text:soft-page-break/><text:span text:style-name="T4">range() function</text:span>.</text:p>
            <text:p text:style-name="Table_20_Contents"><text:span text:style-name="T4">range() </text:span>is a built in function in <text:span text:style-name="T4">Python</text:span> which can be used to generate a list of <text:span text:style-name="T4">integers</text:span> from a starting number to an ending number. Note that the ending number that you specify will not be included in the list.</text:p>
          </table:table-cell>
        </table:table-row>
        <table:table-row>
          <table:table-cell table:style-name="Table1.A2" office:value-type="string">
            <text:p text:style-name="P1">Show Slide 8</text:p>
            <text:p text:style-name="P4">Assignment 4</text:p>
          </table:table-cell>
          <table:table-cell table:style-name="Table1.B2" office:value-type="string">
            <text:p text:style-name="Table_20_Contents">Print all the odd numbers from 1 to 50. </text:p>
          </table:table-cell>
        </table:table-row>
        <table:table-row>
          <table:table-cell table:style-name="Table1.A2" office:value-type="string">
            <text:p text:style-name="P1">Switch focus to ipython interpreter</text:p>
            <text:p text:style-name="P2">ipython</text:p>
            <text:p text:style-name="P2">print range(1,51,2)</text:p>
          </table:table-cell>
          <table:table-cell table:style-name="Table1.B2" office:value-type="string">
            <text:p text:style-name="P1">Let us do it in our <text:span text:style-name="T4">IPython</text:span> interpreter for ease of use.</text:p>
            <text:p text:style-name="P1">The problem can be solved by just using the range() function.</text:p>
            <text:p text:style-name="P4">It can be solved as, print range <text:span text:style-name="T2">within square brackets </text:span><text:span text:style-name="T6">one coma fifty one coma two</text:span></text:p>
            <text:p text:style-name="P4">This time we passed three parameters to range() function unlike the previous case where we passed only two parameters. The first parameter is the starting number of the sequence and the second parameter is the end of the range.</text:p>
            <text:p text:style-name="P4">Note that the sequence does not include the ending number. The third parameter is for stepping through the sequence.</text:p>
            <text:p text:style-name="P4">Here we gave two which means we are skipping every alternate element.</text:p>
          </table:table-cell>
        </table:table-row>
        <table:table-row>
          <table:table-cell table:style-name="Table1.A2" office:value-type="string">
            <text:p text:style-name="P1">Show Slide 9</text:p>
            <text:p text:style-name="P4">Summary</text:p>
          </table:table-cell>
          <table:table-cell table:style-name="Table1.B2" office:value-type="string">
            <text:p text:style-name="P1">This brings us to the end of the tutorial. In this tutorial,we learned to,</text:p>
            <text:list xml:id="list1412942651" text:style-name="L2">
              <text:list-item>
                <text:p text:style-name="P12">create blocks in python using <text:span text:style-name="T4">for loop</text:span></text:p>
              </text:list-item>
              <text:list-item>
                <text:p text:style-name="P19">indent the blocks of code</text:p>
              </text:list-item>
              <text:list-item>
                <text:p text:style-name="P19">iterate over a list using <text:span text:style-name="T4">for loop</text:span></text:p>
              </text:list-item>
              <text:list-item>
                <text:p text:style-name="P19">use the <text:span text:style-name="T4">range() function</text:span></text:p>
              </text:list-item>
            </text:list>
            <text:p text:style-name="P4"/>
          </table:table-cell>
        </table:table-row>
        <table:table-row>
          <table:table-cell table:style-name="Table1.A2" office:value-type="string">
            <text:p text:style-name="P1">Show Slide 10</text:p>
            <text:p text:style-name="P4">Evaluation</text:p>
          </table:table-cell>
          <table:table-cell table:style-name="Table1.B2" office:value-type="string">
            <text:p text:style-name="P1">Here are some self assessment questions for you to solve</text:p>
            <text:list xml:id="list1157725849" text:style-name="L3">
              <text:list-item>
                <text:p text:style-name="P13"><text:span text:style-name="T5">1. </text:span><text:span text:style-name="T4">Indentation</text:span> is not mandatory in <text:span text:style-name="T4">Python</text:span></text:p>
              </text:list-item>
            </text:list>
            <text:list xml:id="list2026707073" text:style-name="L4">
              <text:list-item>
                <text:list>
                  <text:list-item>
                    <text:p text:style-name="P14">True</text:p>
                  </text:list-item>
                  <text:list-item>
                    <text:p text:style-name="P20">False</text:p>
                  </text:list-item>
                </text:list>
              </text:list-item>
            </text:list>
            <text:list xml:id="list1053991875" text:style-name="L5">
              <text:list-item>
                <text:p text:style-name="P15">2. Write a code using <text:span text:style-name="T4">for loop</text:span> to print the product of all natural numbers from 1 to 20.</text:p>
              </text:list-item>
            </text:list>
            <text:p text:style-name="P4">3. What will be the output of -</text:p>
            <text:p text:style-name="P2">range <text:span text:style-name="T2">within square brackets </text:span><text:span text:style-name="T6">one </text:span><text:span text:style-name="T2">coma </text:span><text:span text:style-name="T6">five</text:span></text:p>
          </table:table-cell>
        </table:table-row>
        <table:table-row>
          <table:table-cell table:style-name="Table1.A2" office:value-type="string">
            <text:p text:style-name="P1">Show Slide 11</text:p>
            <text:p text:style-name="P4"><text:soft-page-break/>Solutions</text:p>
          </table:table-cell>
          <table:table-cell table:style-name="Table1.B2" office:value-type="string">
            <text:p text:style-name="P1">And the answers,</text:p>
            <text:list xml:id="list1166168153" text:style-name="L6">
              <text:list-item>
                <text:p text:style-name="P16">1. False. Indentation is essential in python.</text:p>
              </text:list-item>
            </text:list>
            <text:p text:style-name="P4"><text:soft-page-break/>2. We use the <text:span text:style-name="T4">for loop</text:span> in the following manner.</text:p>
            <text:p text:style-name="P7">y = 1</text:p>
            <text:p text:style-name="P7">for x in range(1,21):</text:p>
            <text:p text:style-name="P6"><text:s text:c="4"/><text:span text:style-name="T3">y*=x</text:span></text:p>
            <text:p text:style-name="P2">print y</text:p>
            <text:list xml:id="list1559695325" text:style-name="L7">
              <text:list-item>
                <text:p text:style-name="P17"><text:span text:style-name="T4">range(1, 5)</text:span> will produce a list of integers from 1 to 4.</text:p>
              </text:list-item>
              <text:list-item>
                <text:p text:style-name="P17">[1,2,3,4]</text:p>
              </text:list-item>
            </text:list>
            <text:p text:style-name="P4"/>
          </table:table-cell>
        </table:table-row>
        <table:table-row>
          <table:table-cell table:style-name="Table1.A2" office:value-type="string">
            <text:p text:style-name="P1">Show Slide 12 </text:p>
            <text:p text:style-name="P1">FOSSEE </text:p>
          </table:table-cell>
          <table:table-cell table:style-name="Table1.B2" office:value-type="string">
            <text:p text:style-name="P1">FOSSEE is Free and Open-source Software for <text:s text:c="26"/>Science and Engineering Education. The goal of this project is to enable all to use open source software tools. For more details, please visit the given link. </text:p>
          </table:table-cell>
        </table:table-row>
        <table:table-row>
          <table:table-cell table:style-name="Table1.A2" office:value-type="string">
            <text:p text:style-name="P1">Show Slide 13</text:p>
            <text:p text:style-name="P1">About the Spoken Tutorial Project</text:p>
          </table:table-cell>
          <table:table-cell table:style-name="Table1.B2" office:value-type="string">
            <text:p text:style-name="P3">Watch the video available at the following link. It summarizes the Spoken Tutorial project. If you do not have good bandwidth, you can download and watch it.</text:p>
          </table:table-cell>
        </table:table-row>
        <table:table-row>
          <table:table-cell table:style-name="Table1.A2" office:value-type="string">
            <text:p text:style-name="P1">Show Slide 14</text:p>
            <text:p text:style-name="P1">Spoken Tutorial Workshop</text:p>
          </table:table-cell>
          <table:table-cell table:style-name="Table1.B2" office:value-type="string">
            <text:p text:style-name="P3">The Spoken Tutorial Project Team conducts SELF workshops using spoken tutorials, gives certificates to those who pass an online test. For more details, you may write to contact@spoken-tutorial.org</text:p>
          </table:table-cell>
        </table:table-row>
        <table:table-row>
          <table:table-cell table:style-name="Table1.A2" office:value-type="string">
            <text:p text:style-name="P1">Show Slide 15</text:p>
            <text:p text:style-name="P1">Acknowledgements</text:p>
          </table:table-cell>
          <table:table-cell table:style-name="Table1.B2" office:value-type="string">
            <text:p text:style-name="P1">Spoken Tutorial Project is a part of the "Talk to a Teacher" project. It is supported by the National Mission on Education through ICT, MHRD, Government of India. More information on this mission is available at the given link. </text:p>
            <text:p text:style-name="P1"/>
          </table:table-cell>
        </table:table-row>
        <table:table-row>
          <table:table-cell table:style-name="Table1.A2" office:value-type="string">
            <text:p text:style-name="P1">Show Slide 16</text:p>
            <text:p text:style-name="P1">Thank You</text:p>
          </table:table-cell>
          <table:table-cell table:style-name="Table1.B2" office:value-type="string">
            <text:p text:style-name="P1">Hope you have enjoyed this tutorial and found it useful. Thank you!</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monospace" svg:font-family="monospace, Courier"/>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Numbering_20_Symbols" style:display-name="Numbering Symbols" style:family="text"/>
    <style:style style:name="Teletype"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dik </meta:initial-creator>
    <meta:creation-date>2015-02-18T12:01:17</meta:creation-date>
    <dc:date>2015-02-19T18:24:05</dc:date>
    <dc:creator>hardik </dc:creator>
    <meta:editing-duration>PT1H53M1S</meta:editing-duration>
    <meta:editing-cycles>22</meta:editing-cycles>
    <meta:generator>LibreOffice/3.5$Linux_X86_64 LibreOffice_project/350m1$Build-2</meta:generator>
    <meta:document-statistic meta:table-count="1" meta:image-count="0" meta:object-count="0" meta:page-count="4" meta:paragraph-count="124" meta:word-count="1411" meta:character-count="7627" meta:non-whitespace-character-count="6306"/>
    <meta:user-defined meta:name="Info 1"/>
    <meta:user-defined meta:name="Info 2"/>
    <meta:user-defined meta:name="Info 3"/>
    <meta:user-defined meta:name="Info 4"/>
  </office:meta>
</office:document-meta>
</file>